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color="#c9211e" loext:opacity="100%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color="#c9211e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 REALIZADO</text:p>
      <text:p text:style-name="P1"/>
      <text:p text:style-name="P1"><text:s/></text:p>
      <text:p text:style-name="P1">Questão1 <text:s/></text:p>
      <text:p text:style-name="Standard"><text:s/></text:p>
      <text:p text:style-name="Standard"><text:s text:c="3"/>As pessoas __________ sabem que seu comportamento é produto de sua própria escolha consciente, baseada em valores conhecidos.</text:p>
      <text:p text:style-name="Standard"><text:s/></text:p>
      <text:p text:style-name="Standard">1 - racionais</text:p>
      <text:p text:style-name="P1">2 - proativas</text:p>
      <text:p text:style-name="Standard">3 - reativas</text:p>
      <text:p text:style-name="Standard">4 - emotivas</text:p>
      <text:p text:style-name="Standard">5 - reacionárias</text:p>
      <text:p text:style-name="Standard"><text:s/></text:p>
      <text:p text:style-name="P1">Sua resposta: proativas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Standard">Questão2 <text:s/></text:p>
      <text:p text:style-name="Standard"><text:s/></text:p>
      <text:p text:style-name="Standard"><text:s text:c="3"/>Os __________ não se guiam por seus valores; eles reagem às causas externas.</text:p>
      <text:p text:style-name="Standard"><text:s/></text:p>
      <text:p text:style-name="Standard">1 - emotivos</text:p>
      <text:p text:style-name="Standard">2 - racionais</text:p>
      <text:p text:style-name="Standard">3 - proativos</text:p>
      <text:p text:style-name="P1">4 - reativos</text:p>
      <text:p text:style-name="Standard">5 - reacionários</text:p>
      <text:p text:style-name="Standard"><text:s/></text:p>
      <text:p text:style-name="P1">Sua resposta: reativos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3 <text:s/></text:p>
      <text:p text:style-name="Standard"><text:s/></text:p>
      <text:p text:style-name="Standard"><text:s text:c="3"/>Quando uma pessoa determina suas próprias metas ela __________.</text:p>
      <text:p text:style-name="Standard"><text:s/></text:p>
      <text:p text:style-name="Standard">1 - se sente insegura</text:p>
      <text:p text:style-name="P1">2 - se sente realizada quando as implanta</text:p>
      <text:p text:style-name="Standard">3 - não renderá seu máximo</text:p>
      <text:p text:style-name="Standard">4 - não se realiza profissionalmente</text:p>
      <text:p text:style-name="Standard">5 - geralmente obterá resultados insatisfatórios</text:p>
      <text:p text:style-name="Standard"><text:s/></text:p>
      <text:p text:style-name="P1">Sua resposta: se sente realizada quando as implanta</text:p>
      <text:p text:style-name="Standard">Valor: Resposta Correta</text:p>
      <text:p text:style-name="Standard">Valor recebido: 10.00</text:p>
      <text:p text:style-name="Standard"/>
      <text:p text:style-name="Standard"><text:soft-page-break/></text:p>
      <text:p text:style-name="Standard"><text:s/></text:p>
      <text:p text:style-name="Standard"><text:s/></text:p>
      <text:p text:style-name="P1">Questão4 <text:s/></text:p>
      <text:p text:style-name="P1"><text:s/></text:p>
      <text:p text:style-name="Standard"><text:s text:c="3"/>A __________ é a capacidade que o ser humano tem de se avaliar internamente.</text:p>
      <text:p text:style-name="Standard"><text:s/></text:p>
      <text:p text:style-name="Standard">1 - criatividade</text:p>
      <text:p text:style-name="Standard">2 - auto-estima</text:p>
      <text:p text:style-name="Standard">3 - intuição</text:p>
      <text:p text:style-name="P1">4 - autoconsciência</text:p>
      <text:p text:style-name="Standard">5 - imaginação</text:p>
      <text:p text:style-name="Standard"><text:s/></text:p>
      <text:p text:style-name="P1">Sua resposta: autoconsciência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5 <text:s/></text:p>
      <text:p text:style-name="Standard"><text:s/></text:p>
      <text:p text:style-name="Standard"><text:s text:c="3"/>O hemisfério esquerdo é responsável __________.</text:p>
      <text:p text:style-name="Standard"><text:s/></text:p>
      <text:p text:style-name="P1">1 - pelo raciocínio lógico</text:p>
      <text:p text:style-name="Standard">2 - pelo raciocínio criativo</text:p>
      <text:p text:style-name="Standard">3 - pela gravação do conhecimento</text:p>
      <text:p text:style-name="Standard">4 - pela filtragem de um novo conhecimento</text:p>
      <text:p text:style-name="Standard">5 - pela classificação do conhecimento</text:p>
      <text:p text:style-name="Standard"><text:s/></text:p>
      <text:p text:style-name="P1">Sua resposta: pelo raciocínio lógico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Standard">Questão6 <text:s/></text:p>
      <text:p text:style-name="Standard"><text:s/></text:p>
      <text:p text:style-name="Standard"><text:s text:c="3"/>As pessoas __________ são conduzidas por sentimentos, circunstâncias e condições ambientais.</text:p>
      <text:p text:style-name="Standard"><text:s/></text:p>
      <text:p text:style-name="Standard">1 - reacionárias</text:p>
      <text:p text:style-name="Standard">2 - emotivas</text:p>
      <text:p text:style-name="P1">3 - reativas</text:p>
      <text:p text:style-name="Standard">4 - racionais</text:p>
      <text:p text:style-name="Standard">5 - proativas</text:p>
      <text:p text:style-name="Standard"><text:s/></text:p>
      <text:p text:style-name="P1">Sua resposta: reativas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oft-page-break/><text:s/></text:p>
      <text:p text:style-name="Standard"><text:s/></text:p>
      <text:p text:style-name="P2">Questão7 <text:s/></text:p>
      <text:p text:style-name="Standard"><text:s/></text:p>
      <text:p text:style-name="Standard"><text:s text:c="3"/>O ser humano é __________ por natureza; sua vida só será conseqüência de seu mapa mental se deixar que o mesmo controle sua mente.</text:p>
      <text:p text:style-name="Standard"><text:s/></text:p>
      <text:p text:style-name="Standard">1 - proativo</text:p>
      <text:p text:style-name="Standard">2 - negativo</text:p>
      <text:p text:style-name="Standard">3 - reativo</text:p>
      <text:p text:style-name="Standard">4 - pessimista</text:p>
      <text:p text:style-name="P2">5 - passivo</text:p>
      <text:p text:style-name="P2"><text:s/></text:p>
      <text:p text:style-name="P2">Sua resposta: passivo</text:p>
      <text:p text:style-name="Standard">Valor: Resposta Errada - Consulte a página 8</text:p>
      <text:p text:style-name="Standard">Valor recebido: 0.00</text:p>
      <text:p text:style-name="Standard"/>
      <text:p text:style-name="Standard"/>
      <text:p text:style-name="Standard"><text:s/></text:p>
      <text:p text:style-name="P1"><text:s/></text:p>
      <text:p text:style-name="P1">Questão8 <text:s/></text:p>
      <text:p text:style-name="Standard"><text:s/></text:p>
      <text:p text:style-name="Standard"><text:s text:c="3"/>Graças __________ podemos examinar nossos paradigmas, determinar se eles ainda são válidos, e alterá-los se desejarmos.</text:p>
      <text:p text:style-name="Standard"><text:s/></text:p>
      <text:p text:style-name="Standard">1 - à imaginação</text:p>
      <text:p text:style-name="Standard">2 - à criatividade</text:p>
      <text:p text:style-name="Standard">3 - aos cinco sentidos</text:p>
      <text:p text:style-name="P1">4 - à autoconsciência</text:p>
      <text:p text:style-name="Standard">5 - à auto-estima</text:p>
      <text:p text:style-name="Standard"><text:s/></text:p>
      <text:p text:style-name="P1">Sua resposta: à autoconsciência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P1"><text:s/></text:p>
      <text:p text:style-name="P1">Questão9 <text:s/></text:p>
      <text:p text:style-name="Standard"><text:s/></text:p>
      <text:p text:style-name="Standard"><text:s text:c="3"/>A eficácia depende __________.</text:p>
      <text:p text:style-name="Standard"><text:s/></text:p>
      <text:p text:style-name="Standard">1 - apenas de fazer a coisa certa</text:p>
      <text:p text:style-name="P1">2 - de realizar o esforço no objetivo certo</text:p>
      <text:p text:style-name="Standard">3 - apenas de fazer alguma coisa</text:p>
      <text:p text:style-name="Standard">4 - somente de quanto esforço se faz numa tarefa</text:p>
      <text:p text:style-name="Standard">5 - da chefia mais alta</text:p>
      <text:p text:style-name="Standard"><text:s/></text:p>
      <text:p text:style-name="P1">Sua resposta: de realizar o esforço no objetivo certo</text:p>
      <text:p text:style-name="Standard">Valor: Resposta Correta</text:p>
      <text:p text:style-name="Standard">Valor recebido: 10.00</text:p>
      <text:p text:style-name="Standard"/>
      <text:p text:style-name="Standard"><text:soft-page-break/></text:p>
      <text:p text:style-name="Standard"><text:s/></text:p>
      <text:p text:style-name="Standard"><text:s/></text:p>
      <text:p text:style-name="P1">Questão10 <text:s/></text:p>
      <text:p text:style-name="Standard"><text:s/></text:p>
      <text:p text:style-name="Standard"><text:s text:c="3"/>De acordo com o princípio de que todas as coisas são criadas duas vezes, a primeira criação é __________ e a segunda criação é física.</text:p>
      <text:p text:style-name="Standard"><text:s/></text:p>
      <text:p text:style-name="Standard">1 - insignificante</text:p>
      <text:p text:style-name="Standard">2 - correta</text:p>
      <text:p text:style-name="Standard">3 - difusa</text:p>
      <text:p text:style-name="Standard">4 - incorreta</text:p>
      <text:p text:style-name="P1">5 - mental</text:p>
      <text:p text:style-name="P1"><text:s/></text:p>
      <text:p text:style-name="P1">Sua resposta: mental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Standard">Total de itens corretos: 9</text:p>
      <text:p text:style-name="Standard">Total de itens errados: 1</text:p>
      <text:p text:style-name="Standard"><text:s/></text:p>
      <text:p text:style-name="Standard">Nota obtida no teste: 90.00 / 1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9T23:49:19.951127075</meta:creation-date>
    <dc:date>2023-04-29T23:53:21.566188162</dc:date>
    <meta:editing-duration>PT4M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156" meta:word-count="490" meta:character-count="2950" meta:non-whitespace-character-count="2462"/>
  </office:meta>
</office:document-meta>
</file>